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11e611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218bed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9adef" officeooo:paragraph-rsid="0019adef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7b57b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b9324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b904a" officeooo:paragraph-rsid="0022edce"/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4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5" style:family="paragraph" style:parent-style-name="Table_20_Contents">
      <style:paragraph-properties style:snap-to-layout-grid="false"/>
      <style:text-properties officeooo:rsid="0011e611" officeooo:paragraph-rsid="0020becf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7b57b"/>
    </style:style>
    <style:style style:name="T4" style:family="text">
      <style:text-properties style:text-underline-style="solid" style:text-underline-width="auto" style:text-underline-color="font-color" officeooo:rsid="0019adef"/>
    </style:style>
    <style:style style:name="T5" style:family="text">
      <style:text-properties style:text-underline-style="solid" style:text-underline-width="auto" style:text-underline-color="font-color" officeooo:rsid="00218bed"/>
    </style:style>
    <style:style style:name="T6" style:family="text">
      <style:text-properties style:text-underline-style="solid" style:text-underline-width="auto" style:text-underline-color="font-color" officeooo:rsid="0022edce"/>
    </style:style>
    <style:style style:name="T7" style:family="text">
      <style:text-properties style:text-underline-style="none" officeooo:rsid="0017b57b"/>
    </style:style>
    <style:style style:name="T8" style:family="text">
      <style:text-properties style:text-underline-style="none" officeooo:rsid="0019adef"/>
    </style:style>
    <style:style style:name="T9" style:family="text">
      <style:text-properties officeooo:rsid="0019adef"/>
    </style:style>
    <style:style style:name="T10" style:family="text">
      <style:text-properties officeooo:rsid="001a4f1c"/>
    </style:style>
    <style:style style:name="T11" style:family="text">
      <style:text-properties officeooo:rsid="001b9324"/>
    </style:style>
    <style:style style:name="T12" style:family="text">
      <style:text-properties officeooo:rsid="001e0d85"/>
    </style:style>
    <style:style style:name="T13" style:family="text">
      <style:text-properties officeooo:rsid="001c4075"/>
    </style:style>
    <style:style style:name="T14" style:family="text">
      <style:text-properties officeooo:rsid="00218bed"/>
    </style:style>
    <style:style style:name="T15" style:family="text">
      <style:text-properties officeooo:rsid="00230c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4" text:outline-level="2"><text:file-name text:display="name">UC04.10.02 - Alterar Tipo de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2">0<text:span text:style-name="T15">5</text:span>/0<text:span text:style-name="T15">9</text:span>/11</text:p>
          </table:table-cell>
          <table:table-cell table:style-name="Tabela1.A2" office:value-type="string">
            <text:p text:style-name="P15"><text:span text:style-name="T13">Vinícius Marques</text:span>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3" text:outline-level="3">Pré-condições</text:h>
      <text:list xml:id="list490894161" text:style-name="WW8Num5">
        <text:list-item>
          <text:p text:style-name="P5">Usuário deve ter permissão de acesso;</text:p>
        </text:list-item>
        <text:list-item>
          <text:p text:style-name="P6"><text:span text:style-name="T1">Usuário acionou a opção </text:span><text:span text:style-name="T9">Alterar de um </text:span><text:span text:style-name="T14">Tipo de Curso</text:span><text:span text:style-name="T9"> específico</text:span><text:span text:style-name="T2"> no caso de uso base;</text:span></text:p>
        </text:list-item>
      </text:list>
      <text:h text:style-name="P13" text:outline-level="3">Atores</text:h>
      <text:p text:style-name="Text_20_body">Coordenador (primário)</text:p>
      <text:h text:style-name="P13" text:outline-level="3">Fluxo Principal</text:h>
      <text:list xml:id="list1275499829" text:continue-list="list490894161" text:style-name="WW8Num5">
        <text:list-item text:start-value="1">
          <text:p text:style-name="P6"><text:span text:style-name="T1">Sistema </text:span><text:span text:style-name="T9">exibe</text:span><text:span text:style-name="T2">:</text:span></text:p>
          <text:list>
            <text:list-item>
              <text:p text:style-name="P5">Nome do <text:span text:style-name="T14">Tipo de curso</text:span></text:p>
            </text:list-item>
          </text:list>
        </text:list-item>
        <text:list-item>
          <text:p text:style-name="P6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8"><text:span text:style-name="T9">Usuário altera as informações do nome do Tipo de curso;</text:span></text:p>
        </text:list-item>
        <text:list-item>
          <text:p text:style-name="P10">Usuário aciona a opção Salvar;</text:p>
        </text:list-item>
        <text:list-item>
          <text:p text:style-name="P11"><text:span text:style-name="T10">Sistema exibe a mensagem '</text:span><text:span text:style-name="T14">Tipo de curso</text:span><text:span text:style-name="T10"> </text:span><text:span text:style-name="T11">alterado</text:span><text:span text:style-name="T10"> com sucesso' e volta ao passo 1 do caso de uso base;</text:span></text:p>
        </text:list-item>
      </text:list>
      <text:h text:style-name="P14" text:outline-level="3">Pós-condições</text:h>
      <text:list xml:id="list1288059220" text:continue-list="list1275499829" text:style-name="WW8Num5">
        <text:list-item text:start-value="1">
          <text:p text:style-name="P7"><text:span text:style-name="T2">Sistema </text:span><text:span text:style-name="T9">alterou o </text:span><text:span text:style-name="T14">Tipo de curso</text:span><text:span text:style-name="T2">;</text:span></text:p>
        </text:list-item>
        <text:list-item>
          <text:p text:style-name="P7"><text:span text:style-name="T2">Sistema registrou no log de auditoria, para o usuário logado, a seguinte mensagem: “</text:span><text:span text:style-name="T9">Alterado </text:span><text:span text:style-name="T2">o </text:span><text:span text:style-name="T14">Tipo de curso</text:span><text:span text:style-name="T2"> </text:span><text:span text:style-name="T9">do</text:span><text:span text:style-name="T2"> nome </text:span><text:span text:style-name="T5">Extensão</text:span><text:span text:style-name="T7"> </text:span><text:span text:style-name="T8">para </text:span><text:span text:style-name="T4">Outr</text:span><text:span text:style-name="T6">o</text:span><text:span text:style-name="T4"> </text:span><text:span text:style-name="T6">Nome</text:span><text:span text:style-name="T4">.</text:span><text:span text:style-name="T7">”</text:span></text:p>
        </text:list-item>
      </text:list>
      <text:h text:style-name="P13" text:outline-level="3">Regras de Negócio</text:h>
      <text:p text:style-name="P12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5T21:39:31</dc:date>
    <meta:editing-cycles>22</meta:editing-cycles>
    <meta:editing-duration>PT00H37M12S</meta:editing-duration>
    <meta:generator>OpenOffice.org/3.2$Linux OpenOffice.org_project/320m19$Build-9505</meta:generator>
    <meta:document-statistic meta:table-count="1" meta:image-count="0" meta:object-count="0" meta:page-count="1" meta:paragraph-count="25" meta:word-count="144" meta:character-count="811"/>
    <meta:user-defined meta:name="_DocHome" meta:value-type="float">1971586133</meta:user-defined>
  </office:meta>
</office:document-meta>
</file>